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Merriweather" svg:font-family="Merriweather" style:font-family-generic="system"/>
    <style:font-face style:name="Open Sans" svg:font-family="Open Sans" style:font-family-generic="system"/>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0" style:family="paragraph">
      <style:paragraph-properties fo:break-before="page" fo:border="0in solid #FFFFFF" fo:padding="0.4305in" style:shadow="#000000 0in 0in" fo:line-height="100%" style:page-number="1"/>
      <style:text-properties fo:font-size="6pt" style:font-size-asian="6pt" style:font-size-complex="6pt"/>
    </style:style>
    <style:style style:name="TableColumn3" style:family="table-column">
      <style:table-column-properties style:column-width="4in" style:use-optimal-column-width="false"/>
    </style:style>
    <style:style style:name="TableColumn4" style:family="table-column">
      <style:table-column-properties style:column-width="1.1875in" style:use-optimal-column-width="false"/>
    </style:style>
    <style:style style:name="TableColumn5" style:family="table-column">
      <style:table-column-properties style:column-width="3.0125in" style:use-optimal-column-width="false"/>
    </style:style>
    <style:style style:name="Table2" style:family="table">
      <style:table-properties style:width="8.2in" fo:margin-left="0in" table:align="left"/>
    </style:style>
    <style:style style:name="TableRow6" style:family="table-row">
      <style:table-row-properties style:min-row-height="0.9312in" style:use-optimal-row-height="false"/>
    </style:style>
    <style:style style:name="TableCell7" style:family="table-cell">
      <style:table-cell-properties fo:border="none" style:writing-mode="lr-tb" fo:padding-top="0in" fo:padding-left="0in" fo:padding-bottom="0in" fo:padding-right="0in"/>
    </style:style>
    <style:style style:name="P8" style:parent-style-name="Normal" style:family="paragraph">
      <style:paragraph-properties fo:line-height="100%"/>
    </style:style>
    <style:style style:name="T9" style:parent-style-name="DefaultParagraphFont" style:family="text">
      <style:text-properties fo:font-weight="bold" style:font-weight-asian="bold" fo:color="#000000" fo:font-size="32pt" style:font-size-asian="32pt" style:font-size-complex="32pt"/>
    </style:style>
    <style:style style:name="P10" style:parent-style-name="Subtitle" style:family="paragraph">
      <style:paragraph-properties fo:border="0in solid #FFFFFF" fo:padding="0.4305in" style:shadow="#000000 0in 0in" fo:line-height="100%"/>
      <style:text-properties style:font-name="Merriweather" style:font-name-asian="Merriweather" style:font-name-complex="Merriweather" fo:font-weight="bold" style:font-weight-asian="bold" fo:font-size="11pt" style:font-size-asian="11pt" style:font-size-complex="11pt"/>
    </style:style>
    <style:style style:name="TableCell11" style:family="table-cell">
      <style:table-cell-properties fo:border="none" style:writing-mode="lr-tb" fo:padding-top="0.1in" fo:padding-left="0.1in" fo:padding-bottom="0.1in" fo:padding-right="0.1in"/>
    </style:style>
    <style:style style:name="P12" style:parent-style-name="Normal" style:family="paragraph">
      <style:paragraph-properties fo:margin-top="0in" fo:line-height="115%" fo:margin-left="0.25in">
        <style:tab-stops/>
      </style:paragraph-properties>
      <style:text-properties style:font-name="Open Sans" style:font-name-asian="Open Sans" style:font-name-complex="Open Sans" fo:color="#000000"/>
    </style:style>
    <style:style style:name="P13" style:parent-style-name="Normal" style:family="paragraph">
      <style:paragraph-properties fo:margin-top="0in" fo:line-height="115%" fo:margin-left="0.25in">
        <style:tab-stops/>
      </style:paragraph-properties>
    </style:style>
    <style:style style:name="T14" style:parent-style-name="DefaultParagraphFont" style:family="text">
      <style:text-properties style:font-name="Open Sans" style:font-name-asian="Open Sans" style:font-name-complex="Open Sans" fo:color="#000000"/>
    </style:style>
    <style:style style:name="T15" style:parent-style-name="DefaultParagraphFont" style:family="text">
      <style:text-properties style:font-name="Open Sans" style:font-name-asian="Open Sans" style:font-name-complex="Open Sans" fo:color="#1155CC" style:text-underline-type="single" style:text-underline-style="solid" style:text-underline-width="auto" style:text-underline-mode="continuous"/>
    </style:style>
    <style:style style:name="P16" style:parent-style-name="Normal" style:family="paragraph">
      <style:paragraph-properties fo:margin-top="0in" fo:line-height="115%" fo:margin-left="0.25in" fo:margin-right="-0.1666in">
        <style:tab-stops/>
      </style:paragraph-properties>
    </style:style>
    <style:style style:name="T17" style:parent-style-name="DefaultParagraphFont" style:family="text">
      <style:text-properties style:font-name="Open Sans" style:font-name-asian="Open Sans" style:font-name-complex="Open Sans" fo:color="#000000"/>
    </style:style>
    <style:style style:name="T18" style:parent-style-name="DefaultParagraphFont" style:family="text">
      <style:text-properties style:font-name="Open Sans" style:font-name-asian="Open Sans" style:font-name-complex="Open Sans" fo:color="#1155CC" style:text-underline-type="single" style:text-underline-style="solid" style:text-underline-width="auto" style:text-underline-mode="continuous"/>
    </style:style>
    <style:style style:name="P19" style:parent-style-name="Normal" style:family="paragraph">
      <style:paragraph-properties fo:margin-top="0in" fo:line-height="115%" fo:margin-left="0.25in" fo:margin-right="-0.1666in">
        <style:tab-stops/>
      </style:paragraph-properties>
    </style:style>
    <style:style style:name="T20" style:parent-style-name="DefaultParagraphFont" style:family="text">
      <style:text-properties style:font-name="Open Sans" style:font-name-asian="Open Sans" style:font-name-complex="Open Sans" fo:color="#000000"/>
    </style:style>
    <style:style style:name="T21" style:parent-style-name="DefaultParagraphFont" style:family="text">
      <style:text-properties style:font-name="Open Sans" style:font-name-asian="Open Sans" style:font-name-complex="Open Sans" fo:color="#1155CC" style:text-underline-type="single" style:text-underline-style="solid" style:text-underline-width="auto" style:text-underline-mode="continuous"/>
    </style:style>
    <style:style style:name="P22" style:parent-style-name="Normal" style:family="paragraph">
      <style:paragraph-properties fo:margin-top="0in" fo:line-height="115%" fo:margin-left="0.25in" fo:margin-right="-0.1666in">
        <style:tab-stops/>
      </style:paragraph-properties>
    </style:style>
    <style:style style:name="T23" style:parent-style-name="DefaultParagraphFont" style:family="text">
      <style:text-properties style:font-name="Open Sans" style:font-name-asian="Open Sans" style:font-name-complex="Open Sans" fo:color="#000000"/>
    </style:style>
    <style:style style:name="T24" style:parent-style-name="DefaultParagraphFont" style:family="text">
      <style:text-properties style:font-name="Open Sans" style:font-name-asian="Open Sans" style:font-name-complex="Open Sans" fo:color="#1155CC" style:text-underline-type="single" style:text-underline-style="solid" style:text-underline-width="auto" style:text-underline-mode="continuous"/>
    </style:style>
    <style:style style:name="TableRow25" style:family="table-row">
      <style:table-row-properties style:min-row-height="7.7875in" style:use-optimal-row-height="false"/>
    </style:style>
    <style:style style:name="TableCell26" style:family="table-cell">
      <style:table-cell-properties fo:border="none" style:writing-mode="lr-tb" fo:padding-top="0.1in" fo:padding-left="0.1in" fo:padding-bottom="0.1in" fo:padding-right="0.1in"/>
    </style:style>
    <style:style style:name="P27" style:parent-style-name="Normal" style:family="paragraph">
      <style:text-properties style:font-name="Open Sans" style:font-name-asian="Open Sans" style:font-name-complex="Open Sans" fo:font-weight="bold" style:font-weight-asian="bold" fo:color="#2079C7"/>
    </style:style>
    <style:style style:name="T28" style:parent-style-name="DefaultParagraphFont" style:family="text">
      <style:text-properties fo:font-weight="normal" style:font-weight-asian="normal"/>
    </style:style>
    <style:style style:name="T29" style:parent-style-name="DefaultParagraphFont" style:family="text">
      <style:text-properties fo:font-weight="normal" style:font-weight-asian="normal" fo:font-style="italic" style:font-style-asian="italic" fo:color="#1155CC" style:text-underline-type="single" style:text-underline-style="solid" style:text-underline-width="auto" style:text-underline-mode="continuous"/>
    </style:style>
    <style:style style:name="P30" style:parent-style-name="Normal" style:family="paragraph">
      <style:paragraph-properties fo:margin-top="0in" fo:line-height="100%"/>
    </style:style>
    <style:style style:name="P31" style:parent-style-name="Normal" style:family="paragraph">
      <style:paragraph-properties fo:margin-top="0in" fo:line-height="100%"/>
    </style:style>
    <style:style style:name="T32" style:parent-style-name="DefaultParagraphFont" style:family="text">
      <style:text-properties fo:color="#1155CC" style:text-underline-type="single" style:text-underline-style="solid" style:text-underline-width="auto" style:text-underline-mode="continuous"/>
    </style:style>
    <style:style style:name="P33" style:parent-style-name="Heading3" style:family="paragraph">
      <style:paragraph-properties fo:widows="2" fo:orphans="2" fo:margin-right="0in"/>
    </style:style>
    <style:style style:name="T34" style:parent-style-name="DefaultParagraphFont" style:family="text">
      <style:text-properties fo:font-weight="normal" style:font-weight-asian="normal"/>
    </style:style>
    <style:style style:name="T35" style:parent-style-name="DefaultParagraphFont" style:family="text">
      <style:text-properties fo:font-weight="normal" style:font-weight-asian="normal" fo:font-style="italic" style:font-style-asian="italic" fo:color="#1155CC" style:text-underline-type="single" style:text-underline-style="solid" style:text-underline-width="auto" style:text-underline-mode="continuous"/>
    </style:style>
    <style:style style:name="P36" style:parent-style-name="Normal" style:family="paragraph">
      <style:paragraph-properties fo:margin-top="0in" fo:line-height="100%"/>
    </style:style>
    <style:style style:name="P37" style:parent-style-name="Normal" style:family="paragraph">
      <style:paragraph-properties fo:margin-top="0in" fo:line-height="100%"/>
    </style:style>
    <style:style style:name="P38" style:parent-style-name="Heading3" style:family="paragraph">
      <style:paragraph-properties fo:widows="2" fo:orphans="2" fo:margin-right="0in"/>
    </style:style>
    <style:style style:name="T39" style:parent-style-name="DefaultParagraphFont" style:family="text">
      <style:text-properties fo:font-weight="normal" style:font-weight-asian="normal"/>
    </style:style>
    <style:style style:name="T40" style:parent-style-name="DefaultParagraphFont" style:family="text">
      <style:text-properties fo:font-weight="normal" style:font-weight-asian="normal" fo:font-style="italic" style:font-style-asian="italic" fo:color="#1155CC" style:text-underline-type="single" style:text-underline-style="solid" style:text-underline-width="auto" style:text-underline-mode="continuous"/>
    </style:style>
    <style:style style:name="P41" style:parent-style-name="Heading2" style:family="paragraph">
      <style:text-properties style:font-name="Open Sans" style:font-name-asian="Open Sans" style:font-name-complex="Open Sans" fo:color="#2079C7" fo:font-size="9pt" style:font-size-asian="9pt" style:font-size-complex="9pt"/>
    </style:style>
    <style:style style:name="T42" style:parent-style-name="DefaultParagraphFont" style:family="text">
      <style:text-properties fo:font-weight="normal" style:font-weight-asian="normal"/>
    </style:style>
    <style:style style:name="T43" style:parent-style-name="DefaultParagraphFont" style:family="text">
      <style:text-properties fo:font-weight="normal" style:font-weight-asian="normal" fo:font-style="italic" style:font-style-asian="italic"/>
    </style:style>
    <style:style style:name="P44" style:parent-style-name="Normal" style:family="paragraph">
      <style:paragraph-properties fo:widows="2" fo:orphans="2" fo:margin-top="0.0694in" fo:margin-bottom="0.0694in" fo:line-height="100%" fo:margin-right="0in"/>
    </style:style>
    <style:style style:name="T45" style:parent-style-name="DefaultParagraphFont" style:family="text">
      <style:text-properties fo:font-weight="normal" style:font-weight-asian="normal"/>
    </style:style>
    <style:style style:name="T46" style:parent-style-name="DefaultParagraphFont" style:family="text">
      <style:text-properties fo:font-weight="normal" style:font-weight-asian="normal" fo:font-style="italic" style:font-style-asian="italic"/>
    </style:style>
    <style:style style:name="P47" style:parent-style-name="Normal" style:family="paragraph">
      <style:paragraph-properties fo:widows="2" fo:orphans="2" fo:margin-top="0.0694in" fo:margin-bottom="0.0694in" fo:line-height="100%" fo:margin-right="0in"/>
    </style:style>
    <style:style style:name="P48" style:parent-style-name="Normal" style:family="paragraph">
      <style:paragraph-properties fo:widows="2" fo:orphans="2" fo:margin-top="0.0694in" fo:margin-bottom="0.0694in" fo:line-height="100%" fo:margin-right="0in"/>
    </style:style>
    <style:style style:name="T49" style:parent-style-name="DefaultParagraphFont" style:family="text">
      <style:text-properties fo:font-weight="normal" style:font-weight-asian="normal" fo:color="#222222" fo:background-color="#FFFFFF"/>
    </style:style>
    <style:style style:name="T50" style:parent-style-name="DefaultParagraphFont" style:family="text">
      <style:text-properties fo:font-weight="normal" style:font-weight-asian="normal"/>
    </style:style>
    <style:style style:name="T51" style:parent-style-name="DefaultParagraphFont" style:family="text">
      <style:text-properties fo:font-weight="normal" style:font-weight-asian="normal" fo:font-style="italic" style:font-style-asian="italic"/>
    </style:style>
    <style:style style:name="P52" style:parent-style-name="Normal" style:family="paragraph">
      <style:paragraph-properties fo:widows="2" fo:orphans="2" fo:margin-top="0.0694in" fo:margin-bottom="0.0694in" fo:line-height="100%" fo:margin-right="0in"/>
    </style:style>
    <style:style style:name="TableCell53" style:family="table-cell">
      <style:table-cell-properties fo:border="none" style:writing-mode="lr-tb" fo:padding-top="0.1in" fo:padding-left="0.1in" fo:padding-bottom="0.1in" fo:padding-right="0.1in"/>
    </style:style>
    <style:style style:name="P54" style:parent-style-name="Normal" style:family="paragraph">
      <style:paragraph-properties fo:margin-left="0.25in" fo:margin-right="0.2291in">
        <style:tab-stops/>
      </style:paragraph-properties>
    </style:style>
    <style:style style:name="T55" style:parent-style-name="DefaultParagraphFont" style:family="text">
      <style:text-properties style:font-name="Open Sans" style:font-name-asian="Open Sans" style:font-name-complex="Open Sans" fo:font-weight="bold" style:font-weight-asian="bold" fo:color="#2079C7"/>
    </style:style>
    <style:style style:name="T56" style:parent-style-name="DefaultParagraphFont" style:family="text">
      <style:text-properties fo:font-weight="bold" style:font-weight-asian="bold"/>
    </style:style>
    <style:style style:name="P57" style:parent-style-name="Normal" style:family="paragraph">
      <style:paragraph-properties fo:widows="2" fo:orphans="2" fo:margin-top="0in" fo:line-height="100%" fo:margin-left="0.25in" fo:margin-right="0.2291in">
        <style:tab-stops/>
      </style:paragraph-properties>
    </style:style>
    <style:style style:name="P58" style:parent-style-name="Normal" style:family="paragraph">
      <style:paragraph-properties fo:widows="2" fo:orphans="2" fo:margin-top="0in" fo:line-height="100%" fo:margin-left="0.25in" fo:margin-right="0.2291in">
        <style:tab-stops/>
      </style:paragraph-properties>
      <style:text-properties fo:font-weight="bold" style:font-weight-asian="bold" fo:color="#000000"/>
    </style:style>
    <style:style style:name="P59" style:parent-style-name="Normal" style:family="paragraph">
      <style:paragraph-properties fo:widows="2" fo:orphans="2" fo:margin-top="0in" fo:line-height="100%" fo:margin-left="0.25in" fo:margin-right="0.2291in">
        <style:tab-stops/>
      </style:paragraph-properties>
    </style:style>
    <style:style style:name="P60" style:parent-style-name="Normal" style:family="paragraph">
      <style:paragraph-properties fo:widows="2" fo:orphans="2" fo:margin-top="0in" fo:line-height="100%" fo:margin-left="0.25in" fo:margin-right="0.2291in">
        <style:tab-stops/>
      </style:paragraph-properties>
    </style:style>
    <style:style style:name="P61" style:parent-style-name="Normal" style:family="paragraph">
      <style:paragraph-properties fo:widows="2" fo:orphans="2" fo:margin-top="0in" fo:line-height="100%" fo:margin-left="0.25in" fo:margin-right="0.2291in" fo:text-indent="0in">
        <style:tab-stops/>
      </style:paragraph-properties>
    </style:style>
    <style:style style:name="P62" style:parent-style-name="Normal" style:family="paragraph">
      <style:paragraph-properties fo:widows="2" fo:orphans="2" fo:margin-top="0in" fo:line-height="100%" fo:margin-left="0.25in" fo:margin-right="0.2291in" fo:text-indent="0in">
        <style:tab-stops/>
      </style:paragraph-properties>
    </style:style>
    <style:style style:name="T63" style:parent-style-name="DefaultParagraphFont" style:family="text">
      <style:text-properties fo:font-weight="bold" style:font-weight-asian="bold" fo:color="#000000"/>
    </style:style>
    <style:style style:name="T64" style:parent-style-name="DefaultParagraphFont" style:family="text">
      <style:text-properties fo:font-weight="bold" style:font-weight-asian="bold"/>
    </style:style>
    <style:style style:name="P65" style:parent-style-name="Normal" style:family="paragraph">
      <style:paragraph-properties fo:widows="2" fo:orphans="2" fo:margin-top="0in" fo:line-height="100%" fo:margin-left="0.25in" fo:margin-right="0.2291in">
        <style:tab-stops/>
      </style:paragraph-properties>
    </style:style>
    <style:style style:name="P66" style:parent-style-name="Normal" style:family="paragraph">
      <style:paragraph-properties fo:widows="2" fo:orphans="2" fo:margin-top="0in" fo:line-height="100%" fo:margin-left="0.25in" fo:margin-right="0.2291in">
        <style:tab-stops/>
      </style:paragraph-properties>
    </style:style>
    <style:style style:name="P67" style:parent-style-name="Normal" style:family="paragraph">
      <style:paragraph-properties fo:widows="2" fo:orphans="2" fo:margin-top="0in" fo:line-height="100%" fo:margin-left="0.25in" fo:margin-right="0.2291in">
        <style:tab-stops/>
      </style:paragraph-properties>
    </style:style>
    <style:style style:name="P68" style:parent-style-name="Heading2" style:family="paragraph">
      <style:paragraph-properties fo:margin-left="0.25in" fo:margin-right="0.2291in">
        <style:tab-stops/>
      </style:paragraph-properties>
    </style:style>
    <style:style style:name="T69" style:parent-style-name="DefaultParagraphFont" style:family="text">
      <style:text-properties style:font-name="Open Sans" style:font-name-asian="Open Sans" style:font-name-complex="Open Sans" fo:color="#2079C7" fo:font-size="9pt" style:font-size-asian="9pt" style:font-size-complex="9pt"/>
    </style:style>
    <style:style style:name="P70" style:parent-style-name="Normal" style:family="paragraph">
      <style:paragraph-properties fo:widows="2" fo:orphans="2" fo:margin-top="0in" fo:line-height="100%" fo:margin-left="0.25in" fo:margin-right="0.2291in">
        <style:tab-stops/>
      </style:paragraph-properties>
    </style:style>
    <style:style style:name="P71" style:parent-style-name="Normal" style:family="paragraph">
      <style:paragraph-properties fo:widows="2" fo:orphans="2" fo:margin-top="0in" fo:line-height="100%" fo:margin-left="0.25in" fo:margin-right="0.2291in">
        <style:tab-stops/>
      </style:paragraph-properties>
    </style:style>
    <style:style style:name="P72" style:parent-style-name="Normal" style:family="paragraph">
      <style:paragraph-properties fo:widows="2" fo:orphans="2" fo:margin-top="0in" fo:line-height="100%" fo:margin-left="0.25in" fo:margin-right="0.2291in">
        <style:tab-stops/>
      </style:paragraph-properties>
    </style:style>
    <style:style style:name="P73" style:parent-style-name="Normal" style:family="paragraph">
      <style:paragraph-properties fo:widows="2" fo:orphans="2" fo:margin-top="0in" fo:line-height="100%" fo:margin-left="0.25in" fo:margin-right="0.2291in">
        <style:tab-stops/>
      </style:paragraph-properties>
    </style:style>
    <style:style style:name="P74" style:parent-style-name="Normal" style:family="paragraph">
      <style:paragraph-properties fo:widows="2" fo:orphans="2" fo:margin-top="0in" fo:line-height="100%" fo:margin-left="0.25in" fo:margin-right="0.2291in">
        <style:tab-stops/>
      </style:paragraph-properties>
    </style:style>
    <style:style style:name="P75" style:parent-style-name="Normal" style:family="paragraph">
      <style:paragraph-properties fo:widows="2" fo:orphans="2" fo:margin-top="0in" fo:line-height="100%" fo:margin-left="0.25in" fo:margin-right="0.2291in">
        <style:tab-stops/>
      </style:paragraph-properties>
    </style:style>
    <style:style style:name="P76" style:parent-style-name="Heading2" style:family="paragraph">
      <style:paragraph-properties fo:margin-left="0.25in" fo:margin-right="0.2291in">
        <style:tab-stops/>
      </style:paragraph-properties>
    </style:style>
    <style:style style:name="T77" style:parent-style-name="DefaultParagraphFont" style:family="text">
      <style:text-properties style:font-name="Open Sans" style:font-name-asian="Open Sans" style:font-name-complex="Open Sans" fo:color="#2079C7" fo:font-size="9pt" style:font-size-asian="9pt" style:font-size-complex="9pt"/>
    </style:style>
    <style:style style:name="T78" style:parent-style-name="DefaultParagraphFont" style:family="text">
      <style:text-properties fo:color="#666666" fo:font-size="9pt" style:font-size-asian="9pt" style:font-size-complex="9pt"/>
    </style:style>
    <style:style style:name="P79" style:parent-style-name="Normal" style:family="paragraph">
      <style:paragraph-properties fo:widows="2" fo:orphans="2" fo:margin-top="0in" fo:line-height="100%" fo:margin-left="0.25in" fo:margin-right="0.2291in">
        <style:tab-stops/>
      </style:paragraph-properties>
    </style:style>
    <style:style style:name="P80" style:parent-style-name="Normal" style:family="paragraph">
      <style:paragraph-properties fo:widows="2" fo:orphans="2" fo:margin-top="0in" fo:line-height="100%" fo:margin-left="0.25in" fo:margin-right="0.2291in">
        <style:tab-stops/>
      </style:paragraph-properties>
    </style:style>
    <style:style style:name="T81" style:parent-style-name="DefaultParagraphFont" style:family="text">
      <style:text-properties fo:font-weight="bold" style:font-weight-asian="bold" fo:color="#000000"/>
    </style:style>
    <style:style style:name="P82" style:parent-style-name="Normal" style:family="paragraph">
      <style:paragraph-properties fo:widows="2" fo:orphans="2" fo:margin-top="0in" fo:line-height="100%" fo:margin-left="0.25in" fo:margin-right="0.2291in">
        <style:tab-stops/>
      </style:paragraph-properties>
    </style:style>
    <style:style style:name="P83" style:parent-style-name="Normal" style:family="paragraph">
      <style:paragraph-properties fo:widows="2" fo:orphans="2" fo:margin-top="0in" fo:line-height="100%" fo:margin-left="0.25in" fo:margin-right="0.2291in">
        <style:tab-stops/>
      </style:paragraph-properties>
    </style:style>
    <style:style style:name="T84" style:parent-style-name="DefaultParagraphFont" style:family="text">
      <style:text-properties fo:font-weight="bold" style:font-weight-asian="bold" fo:color="#000000"/>
    </style:style>
    <style:style style:name="P85" style:parent-style-name="Heading2" style:family="paragraph">
      <style:paragraph-properties fo:margin-left="0.25in" fo:margin-right="0.2291in">
        <style:tab-stops/>
      </style:paragraph-properties>
    </style:style>
    <style:style style:name="T86" style:parent-style-name="DefaultParagraphFont" style:family="text">
      <style:text-properties style:font-name="Open Sans" style:font-name-asian="Open Sans" style:font-name-complex="Open Sans" fo:color="#2079C7" fo:font-size="9pt" style:font-size-asian="9pt" style:font-size-complex="9pt"/>
    </style:style>
    <style:style style:name="T87" style:parent-style-name="DefaultParagraphFont" style:family="text">
      <style:text-properties fo:color="#666666" fo:font-size="9pt" style:font-size-asian="9pt" style:font-size-complex="9pt"/>
    </style:style>
    <style:style style:name="P88" style:parent-style-name="Normal" style:family="paragraph">
      <style:paragraph-properties fo:widows="2" fo:orphans="2" fo:margin-top="0in" fo:line-height="100%" fo:margin-left="0.25in" fo:margin-right="0.2291in">
        <style:tab-stops/>
      </style:paragraph-properties>
    </style:style>
    <style:style style:name="P89" style:parent-style-name="Normal" style:family="paragraph">
      <style:paragraph-properties fo:widows="2" fo:orphans="2" fo:margin-top="0in" fo:line-height="100%" fo:margin-left="0.25in" fo:margin-right="0.2291in">
        <style:tab-stops/>
      </style:paragraph-properties>
    </style:style>
    <style:style style:name="T90" style:parent-style-name="DefaultParagraphFont" style:family="text">
      <style:text-properties fo:font-weight="bold" style:font-weight-asian="bold" fo:color="#000000"/>
    </style:style>
    <style:style style:name="T91" style:parent-style-name="DefaultParagraphFont" style:family="text">
      <style:text-properties fo:font-weight="bold" style:font-weight-asian="bold" fo:color="#000000"/>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text:s/>ALAN TRIACCA</text:span><text:bookmark-start text:name="_ymi089liagec"/><text:bookmark-end text:name="_ymi089liagec"/></text:p>
            <text:p text:style-name="P10"><text:bookmark-start text:name="_l1d9wiumpgya"/><text:bookmark-end text:name="_l1d9wiumpgya"/><text:s text:c="3"/>JavaScript Web Developer (MERN Stack)</text:p>
          </table:table-cell>
          <table:table-cell table:style-name="TableCell11" table:number-columns-spanned="2">
            <text:p text:style-name="P12">Greater Salt Lake City, Utah</text:p>
            <text:p text:style-name="P13"><text:span text:style-name="T14">408-656-8146,<text:s/></text:span><text:a xlink:href="mailto:atriacca@yahoo.com" office:target-frame-name="_top" xlink:show="replace"><text:span text:style-name="T15">atriacca@yahoo.com</text:span></text:a></text:p>
            <text:p text:style-name="P16"><text:span text:style-name="T17">Portfolio:<text:s/></text:span><text:a xlink:href="http://atriaccaportfolio.surge.sh/" office:target-frame-name="_top" xlink:show="replace"><text:span text:style-name="T18">atriaccaportfolio.surge.sh</text:span></text:a></text:p>
            <text:p text:style-name="P19"><text:span text:style-name="T20">Github:<text:s/></text:span><text:a xlink:href="https://github.com/atriacca" office:target-frame-name="_top" xlink:show="replace"><text:span text:style-name="T21">atriacca</text:span></text:a></text:p>
            <text:p text:style-name="P22"><text:span text:style-name="T23">LinkedIn:<text:s/></text:span><text:a xlink:href="https://www.linkedin.com/in/alantriacca/" office:target-frame-name="_top" xlink:show="replace"><text:span text:style-name="T24">alantriacca</text:span></text:a></text:p>
          </table:table-cell>
          <table:covered-table-cell/>
        </table:table-row>
        <table:table-row table:style-name="TableRow25">
          <table:table-cell table:style-name="TableCell26" table:number-columns-spanned="2">
            <text:p text:style-name="P27">WEB DEVELOPMENT WORK</text:p>
            <text:h text:style-name="Heading2" text:outline-level="2"><text:bookmark-start text:name="_c6z2kqm1udom"/><text:bookmark-end text:name="_c6z2kqm1udom"/>AllredFireTribe.com redesign<text:s/><text:span text:style-name="T28">-<text:s/></text:span><text:a xlink:href="https://allredfiretribe.herokuapp.com" office:target-frame-name="_top" xlink:show="replace"><text:span text:style-name="T29">allredfiretribe.herokuapp.com</text:span></text:a></text:h>
            <text:p text:style-name="P30"/>
            <text:p text:style-name="P31">- I recreated the AllredFireTribe.com website. I added token authentication and other functionality, enhanced responsiveness, expanded product offerings, etc. Please click<text:s/><text:a xlink:href="https://allredfiretribe.herokuapp.com/" office:target-frame-name="_top" xlink:show="replace"><text:span text:style-name="T32">here</text:span></text:a><text:s/>to load it and explore.</text:p>
            <text:h text:style-name="P33" text:outline-level="3"><text:bookmark-start text:name="_lz2v9uolub8p"/><text:bookmark-end text:name="_lz2v9uolub8p"/>Built with: JavaScript, React, Node.js, Axios, MongoDB, Express, Mongoose, HTML, CSS</text:h>
            <text:h text:style-name="Heading2" text:outline-level="2"><text:bookmark-start text:name="_5p90ni7n753w"/><text:bookmark-end text:name="_5p90ni7n753w"/>devQuotes API project<text:s/><text:span text:style-name="T34">-<text:s/></text:span><text:a xlink:href="https://atriacca-devquotes.surge.sh/" office:target-frame-name="_top" xlink:show="replace"><text:span text:style-name="T35">atriacca-devquotes.surge.sh</text:span></text:a></text:h>
            <text:p text:style-name="P36"/>
            <text:p text:style-name="P37">- I created this app for a React API project at V School's Full Stack JavaScript Development Bootcamp. I chose the Quotes on Design API for this project. The quotes revolve around development, coding, design, etc. The app allows the user to display random or filtered quotations then save for future viewing.</text:p>
            <text:h text:style-name="P38" text:outline-level="3"><text:bookmark-start text:name="_7kxlnzx3cghs"/><text:bookmark-end text:name="_7kxlnzx3cghs"/>Built with: JavaScript, React, Node.js, HTML, CSS</text:h>
            <text:h text:style-name="Heading2" text:outline-level="2"><text:bookmark-start text:name="_jp3ziawxk7n6"/><text:bookmark-end text:name="_jp3ziawxk7n6"/>Please see my portfolio for an updated list of projects<text:s/><text:span text:style-name="T39">-<text:s/></text:span><text:a xlink:href="http://atriaccaportfolio.surge.sh/" office:target-frame-name="_top" xlink:show="replace"><text:span text:style-name="T40">atriaccaportfolio.surge.sh</text:span></text:a></text:h>
            <text:h text:style-name="P41" text:outline-level="2"><text:bookmark-start text:name="_yx73mptymwa5"/><text:bookmark-end text:name="_yx73mptymwa5"/>PROFESSIONAL EXPERIENCE</text:h>
            <text:h text:style-name="Heading2" text:outline-level="2"><text:bookmark-start text:name="_17hklvkv8py8"/><text:bookmark-end text:name="_17hklvkv8py8"/>V School, Salt Lake City, UT<text:s/><text:span text:style-name="T42">—<text:s/></text:span><text:span text:style-name="T43">Teaching Assistant, Full (MERN) Stack JavaScript Development Bootcamp</text:span></text:h>
            <text:h text:style-name="Heading3" text:outline-level="3"><text:bookmark-start text:name="_hccf4u7ngvvb"/><text:bookmark-end text:name="_hccf4u7ngvvb"/>May 2019<text:s/>–<text:s/>September 2019</text:h>
            <text:p text:style-name="P44">- Teaching Assistant at V School's Full (MERN) Stack JS program, which focuses on HTML, CSS, JavaScript, Node.js, React, Express, and MongoDB.</text:p>
            <text:h text:style-name="Heading2" text:outline-level="2"><text:bookmark-start text:name="_3s8lttlrvy8b"/><text:bookmark-end text:name="_3s8lttlrvy8b"/>Investools by TD Ameritrade,<text:s/><text:span text:style-name="T45">Draper, UT —<text:s/></text:span><text:span text:style-name="T46">Client Services Specialist</text:span></text:h>
            <text:h text:style-name="Heading3" text:outline-level="3"><text:bookmark-start text:name="_r1guv1l352vi"/><text:bookmark-end text:name="_r1guv1l352vi"/>February 2007 - April 2018</text:h>
            <text:p text:style-name="P47">- Area owner of the Investools KnowledgeBase. This includes creating and editing internal and client facing self-help/DIY articles using Jive Software, Snagit, MS Office, etc.</text:p>
            <text:p text:style-name="P48">- Provide support via cross functional teams including<text:s/>being<text:s/>the primary liaison to the Dev Team and help manage trouble tickets in Jira and Confluence systems.</text:p>
            <text:h text:style-name="Heading2" text:outline-level="2"><text:bookmark-start text:name="_7r1td1wb8abf"/><text:bookmark-end text:name="_7r1td1wb8abf"/>Photronics, Inc.,<text:s/><text:span text:style-name="T49">Brookfield, CT and Milpitas, CA</text:span><text:span text:style-name="T50"><text:s/>—<text:s/></text:span><text:span text:style-name="T51">Applications Engineer</text:span></text:h>
            <text:h text:style-name="Heading3" text:outline-level="3"><text:bookmark-start text:name="_orn1x2lknso9"/><text:bookmark-end text:name="_orn1x2lknso9"/>June 1995 - January 2006</text:h>
            <text:p text:style-name="P52">- Manage projects including qualification processes for customers by being the technical liaison and coordinating internal resources for scheduling, manufacturing and inspection.</text:p>
          </table:table-cell>
          <table:covered-table-cell/>
          <table:table-cell table:style-name="TableCell53">
            <text:p text:style-name="P54"><text:span text:style-name="T55">SKILLS:</text:span><text:span text:style-name="T56"><text:s/></text:span></text:p>
            <text:p text:style-name="P57"/>
            <text:p text:style-name="P58">Web Development:<text:s/></text:p>
            <text:p text:style-name="P59"/>
            <text:p text:style-name="P60">JavaScript, ES6, React, HTML, CSS, Node.js, Express, AJAX/HTTP, Mongoose, MongoDB, <text:s/>JSON, Git</text:p>
            <text:list text:style-name="LFO1" text:continue-numbering="true">
              <text:list-item>
                <text:p text:style-name="P61"/>
              </text:list-item>
              <text:list-item>
                <text:p text:style-name="P62"><text:span text:style-name="T63">Operating Systems:</text:span><text:span text:style-name="T64"><text:s/></text:span></text:p>
              </text:list-item>
            </text:list>
            <text:p text:style-name="P65"/>
            <text:p text:style-name="P66">MacOS: 10.8 to 10.14</text:p>
            <text:p text:style-name="P67">Windows: XP, Vista, 7, 10</text:p>
            <text:h text:style-name="P68" text:outline-level="2"><text:bookmark-start text:name="_56x04aftes2g"/><text:bookmark-end text:name="_56x04aftes2g"/><text:span text:style-name="T69">NOTABLE ACCOMPLISHMENTS:</text:span></text:h>
            <text:p text:style-name="P70"/>
            <text:p text:style-name="P71">Earned TD Ameritrade’s top departmental annual performance award for FY 2016</text:p>
            <text:p text:style-name="P72"/>
            <text:p text:style-name="P73">Earned seven first place and five second TD Ameritrade quarterly departmental performance awards from 2015-2018</text:p>
            <text:p text:style-name="P74"><text:s/></text:p>
            <text:p text:style-name="P75">Two quarterly awards for 95% Client Satisfaction Index, TD Ameritrade’s key metric</text:p>
            <text:h text:style-name="P76" text:outline-level="2"><text:bookmark-start text:name="_w1nst7wzyveg"/><text:bookmark-end text:name="_w1nst7wzyveg"/><text:span text:style-name="T77">EDUCATION:</text:span><text:span text:style-name="T78"><text:s/></text:span></text:h>
            <text:p text:style-name="P79"/>
            <text:p text:style-name="P80"><text:span text:style-name="T81">V School</text:span>, Salt Lake City, UT - Full Stack JavaScript Development, 2019</text:p>
            <text:p text:style-name="P82"/>
            <text:p text:style-name="P83"><text:span text:style-name="T84">University of Connecticut</text:span>, Storrs, CT - BS, <text:s/>Business Administration</text:p>
            <text:h text:style-name="P85" text:outline-level="2"><text:bookmark-start text:name="_tdv350fnd80k"/><text:bookmark-end text:name="_tdv350fnd80k"/><text:span text:style-name="T86">REFERENCES:</text:span><text:span text:style-name="T87"><text:s/></text:span></text:h>
            <text:p text:style-name="P88"/>
            <text:p text:style-name="P89"><text:span text:style-name="T90">Julia Haskell</text:span>, former manager at Investools by TD Ameritrade,<text:s/><text:span text:style-name="T91">385-228-6233</text:span></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Merriweather" svg:font-family="Merriweather" style:font-family-generic="system"/>
    <style:font-face style:name="Open Sans" svg:font-family="Open Sans" style:font-family-generic="system"/>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fo:margin-top="0.0833in" fo:line-height="130%" fo:margin-right="0.2083in" fo:background-color="transparent" style:tab-stop-distance="0.5in"/>
      <style:text-properties style:font-name="Merriweather" style:font-name-asian="Merriweather" style:font-name-complex="Merriweather"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9pt" style:font-size-asian="9pt" style:font-size-complex="9pt" fo:background-color="transparent" style:text-underline-type="none" style:text-underline-color="font-color" style:text-emphasize="none" fo:language="e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4166in" fo:line-height="100%"/>
      <style:text-properties style:font-name="Open Sans" style:font-name-asian="Open Sans" style:font-name-complex="Open Sans" fo:font-weight="bold" style:font-weight-asian="bold" fo:color="#2079C7" fo:hyphenate="false"/>
    </style:style>
    <style:style style:name="Heading2" style:display-name="Heading 2" style:family="paragraph" style:parent-style-name="Normal" style:next-style-name="Normal" style:default-outline-level="2">
      <style:paragraph-properties fo:keep-with-next="always" fo:keep-together="always" fo:margin-top="0.2222in" fo:line-height="100%"/>
      <style:text-properties fo:font-weight="bold" style:font-weight-asian="bold" fo:color="#000000" fo:font-size="11pt" style:font-size-asian="11pt" style:font-size-complex="11pt" fo:hyphenate="false"/>
    </style:style>
    <style:style style:name="Heading3" style:display-name="Heading 3" style:family="paragraph" style:parent-style-name="Normal" style:next-style-name="Normal" style:default-outline-level="3">
      <style:paragraph-properties fo:keep-with-next="always" fo:keep-together="always" fo:margin-top="0.0694in" fo:margin-bottom="0.0694in" fo:line-height="100%"/>
      <style:text-properties style:font-name="Open Sans" style:font-name-asian="Open Sans" style:font-name-complex="Open Sans" fo:font-size="8pt" style:font-size-asian="8pt" style:font-size-complex="8pt" fo:hyphenate="false"/>
    </style:style>
    <style:style style:name="Heading4" style:display-name="Heading 4" style:family="paragraph" style:parent-style-name="Normal" style:next-style-name="Normal" style:default-outline-level="4">
      <style:paragraph-properties fo:keep-with-next="always" fo:keep-together="always" fo:margin-top="0.1111in"/>
      <style:text-properties style:font-name="Trebuchet MS" style:font-name-asian="Trebuchet MS" style:font-name-complex="Trebuchet MS" fo:font-size="11pt" style:font-size-asian="11pt" style:font-size-complex="11pt" style:text-underline-type="single" style:text-underline-style="solid" style:text-underline-width="auto" style:text-underline-mode="continuous" fo:hyphenate="false"/>
    </style:style>
    <style:style style:name="Heading5" style:display-name="Heading 5" style:family="paragraph" style:parent-style-name="Normal" style:next-style-name="Normal" style:default-outline-level="5">
      <style:paragraph-properties fo:keep-with-next="always" fo:keep-together="always" fo:margin-top="0.1111in"/>
      <style:text-properties style:font-name="Trebuchet MS" style:font-name-asian="Trebuchet MS" style:font-name-complex="Trebuchet MS"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111in"/>
      <style:text-properties style:font-name="Trebuchet MS" style:font-name-asian="Trebuchet MS" style:font-name-complex="Trebuchet MS" fo:font-style="italic" style:font-style-asian="italic"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top="0in" fo:margin-bottom="0.0833in" fo:line-height="100%"/>
      <style:text-properties fo:font-weight="bold" style:font-weight-asian="bold" fo:color="#000000" fo:font-size="36pt" style:font-size-asian="36pt" style:font-size-complex="36pt" fo:hyphenate="false"/>
    </style:style>
    <style:style style:name="Subtitle" style:display-name="Subtitle" style:family="paragraph" style:parent-style-name="Normal" style:next-style-name="Normal">
      <style:paragraph-properties fo:margin-top="0in" fo:line-height="115%"/>
      <style:text-properties style:font-name="Open Sans" style:font-name-asian="Open Sans" style:font-name-complex="Open Sans" fo:color="#000000"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5in" fo:page-height="11in" style:print-orientation="portrait" fo:margin-top="0.2in" fo:margin-left="0.4in" fo:margin-bottom="0.2in" fo:margin-right="0.4in" style:num-format="1" style:writing-mode="lr-tb">
        <style:footnote-sep style:width="0.007in" style:rel-width="33%" style:color="#666666"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triacca</meta:initial-creator>
    <dc:creator>atriacca</dc:creator>
    <meta:creation-date>2019-09-27T23:07:00Z</meta:creation-date>
    <dc:date>2019-09-27T23:07:00Z</dc:date>
    <meta:print-date>2019-09-27T23:06:00Z</meta:print-date>
    <meta:template xlink:href="Normal" xlink:type="simple"/>
    <meta:editing-cycles>2</meta:editing-cycles>
    <meta:editing-duration>PT300S</meta:editing-duration>
    <meta:document-statistic meta:page-count="1" meta:paragraph-count="6" meta:word-count="482" meta:character-count="3230" meta:row-count="22" meta:non-whitespace-character-count="2754"/>
  </office:meta>
</office:document-meta>
</file>